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fo:font-weight="normal" style:font-size-asian="14pt" style:font-weight-asian="normal" style:font-size-complex="14pt" style:font-weight-complex="normal"/>
    </style:style>
    <style:style style:name="P2" style:family="paragraph" style:parent-style-name="Standard">
      <style:text-properties officeooo:paragraph-rsid="00054323"/>
    </style:style>
    <style:style style:name="P3" style:family="paragraph" style:parent-style-name="Text_20_body">
      <style:text-properties style:font-name="Verdana" fo:font-size="14pt" fo:font-weight="normal" style:font-size-asian="14pt" style:font-weight-asian="normal" style:font-size-complex="14pt" style:font-weight-complex="normal"/>
    </style:style>
    <style:style style:name="P4" style:family="paragraph" style:parent-style-name="Text_20_body">
      <style:text-properties officeooo:paragraph-rsid="00090d46"/>
    </style:style>
    <style:style style:name="P5" style:family="paragraph" style:parent-style-name="Text_20_body" style:list-style-name="L1">
      <style:text-properties style:font-name="Verdana" fo:font-size="14pt" fo:font-weight="normal" style:font-size-asian="14pt" style:font-weight-asian="normal" style:font-size-complex="14pt" style:font-weight-complex="normal"/>
    </style:style>
    <style:style style:name="P6" style:family="paragraph" style:parent-style-name="Text_20_body">
      <style:text-properties officeooo:paragraph-rsid="000a29a1"/>
    </style:style>
    <style:style style:name="T1" style:family="text">
      <style:text-properties style:font-name="Verdana" fo:font-size="14pt" fo:font-weight="bold" style:font-size-asian="14pt" style:font-weight-asian="bold" style:font-size-complex="14pt" style:font-weight-complex="bold"/>
    </style:style>
    <style:style style:name="T2" style:family="text">
      <style:text-properties style:font-name="Verdana" fo:font-size="14pt" fo:font-weight="normal" style:font-size-asian="14pt" style:font-weight-asian="normal" style:font-size-complex="14pt" style:font-weight-complex="normal"/>
    </style:style>
    <style:style style:name="T3" style:family="text">
      <style:text-properties style:font-name="Verdana" fo:font-size="14pt" fo:font-weight="normal" officeooo:rsid="00073955" style:font-size-asian="14pt" style:font-weight-asian="normal" style:font-size-complex="14pt" style:font-weight-complex="normal"/>
    </style:style>
    <style:style style:name="T4" style:family="text">
      <style:text-properties style:font-name="Verdana" fo:font-size="14pt" fo:font-weight="normal" officeooo:rsid="0007d7ac" style:font-size-asian="14pt" style:font-weight-asian="normal" style:font-size-complex="14pt" style:font-weight-complex="normal"/>
    </style:style>
    <style:style style:name="T5" style:family="text">
      <style:text-properties style:font-name="Verdana" fo:font-size="14pt" fo:font-weight="normal" officeooo:rsid="00096b66" style:font-size-asian="14pt" style:font-weight-asian="normal" style:font-size-complex="14pt" style:font-weight-complex="normal"/>
    </style:style>
    <style:style style:name="T6" style:family="text">
      <style:text-properties style:font-name="Verdana" fo:font-size="14pt" fo:font-weight="normal" officeooo:rsid="000a29a1" style:font-size-asian="14pt" style:font-weight-asian="normal" style:font-size-complex="14pt" style:font-weight-complex="normal"/>
    </style:style>
    <style:style style:name="T7" style:family="text">
      <style:text-properties style:font-name="Verdana" fo:font-size="14pt" fo:font-style="italic" fo:font-weight="normal" officeooo:rsid="0007d7ac" style:font-size-asian="14pt" style:font-style-asian="italic" style:font-weight-asian="normal" style:font-size-complex="14pt" style:font-style-complex="italic" style:font-weight-complex="normal"/>
    </style:style>
    <style:style style:name="T8" style:family="text">
      <style:text-properties style:font-name="Verdana" fo:font-size="14pt" fo:font-style="normal" fo:font-weight="normal" officeooo:rsid="0007d7ac" style:font-size-asian="14pt" style:font-style-asian="normal" style:font-weight-asian="normal" style:font-size-complex="14pt" style:font-style-complex="normal" style:font-weight-complex="normal"/>
    </style:style>
    <style:style style:name="T9" style:family="text">
      <style:text-properties fo:color="#000000" style:font-name="Verdana" fo:font-size="14pt" fo:font-weight="normal" style:font-size-asian="14pt" style:font-weight-asian="normal" style:font-size-complex="14pt" style:font-weight-complex="normal"/>
    </style:style>
    <style:style style:name="T10" style:family="text">
      <style:text-properties fo:color="#000000" style:font-name="Verdana"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Partitionen<text:line-break/><text:line-break/></text:span><text:a xlink:type="simple" xlink:href="https://wiki.ubuntuusers.de/Partitionierung/Grundlagen/" text:style-name="Internet_20_link" text:visited-style-name="Visited_20_Internet_20_Link"><text:span text:style-name="T2">https://wiki.ubuntuusers.de/Partitionierung/Grundlagen/</text:span></text:a><text:span text:style-name="T2"><text:line-break/></text:span><text:a xlink:type="simple" xlink:href="https://wiki.ubuntuusers.de/Partitionierung/" text:style-name="Internet_20_link" text:visited-style-name="Visited_20_Internet_20_Link"><text:span text:style-name="T2">https://wiki.ubuntuusers.de/Partitionierung/</text:span></text:a><text:span text:style-name="T2"><text:line-break/></text:span><text:a xlink:type="simple" xlink:href="https://wiki.ubuntuusers.de/Manuelle_Partitionierung/" text:style-name="Internet_20_link" text:visited-style-name="Visited_20_Internet_20_Link"><text:span text:style-name="T2">https://wiki.ubuntuusers.de/Manuelle_Partitionierung/</text:span></text:a><text:span text:style-name="T2"><text:line-break/></text:span><text:a xlink:type="simple" xlink:href="https://www.tuxcademy.org/download/de/adm1/adm1-de-manual.pdf" text:style-name="Internet_20_link" text:visited-style-name="Visited_20_Internet_20_Link"><text:span text:style-name="T10">https://www.tuxcademy.org/download/de/adm1/adm1-de-manual.pdf</text:span></text:a><text:span text:style-name="T9"> </text:span><text:span text:style-name="T2"><text:line-break/><text:line-break/></text:span><text:bookmark text:name="Wie-und-wo-werden-Partitionen-verwaltet"/><text:span text:style-name="T2">Wie und wo werden Partitionen verwaltet?</text:span></text:p>
      <text:p text:style-name="P1"><text:line-break/>Bei den Partitionierungs-Standards spricht man von Partitionstabellen. Das für Linux bedeutendsten Schemata ist das der GUID-Partitions-Tabelle (kurz GPT). <text:line-break/><text:line-break/><text:line-break/><text:bookmark text:name="Primaere-Partitionen"/>Primäre Partitionen<text:line-break/></text:p>
      <text:p text:style-name="P3">Die MPT (Master-Partition-Table) bietet Platz für vier Verwaltungsdatensätze. Daher lassen sich auf einem Datenträger zunächst vier Partitionen einrichten. Diese vier Partitionen werden als primäre Partitionen bezeichnet.<text:line-break/><text:line-break/><text:line-break/><text:bookmark text:name="Erweiterte-Partition-und-logische-Partitionen"/>Erweiterte Partition und logische Partitionen<text:line-break/><text:line-break/>Da für viele Anwendungsfälle mehr als vier Partitionen nötig sind, wurde dieses System nachträglich erweitert. Damit ist es möglich, eine der vier primären Partitionen (Hauptpartitionen) als "erweiterte Partition" zu markieren. Die erweiterte Partition ist also eine spezielle Form der primären Partition. Sie dient als Container für weitere Partitionen (Unterpartitionen) - die man innerhalb der erweiterten Partition logische Partitionen oder häufig auch logische Laufwerke nennt.<text:line-break/><text:line-break/>Wird eine primäre Partition als erweiterte Partition genutzt, so enthält sie stets mindestens eine logische Partition.<text:line-break/><text:line-break/>Der Unterschied zwischen logischen und primären Partitionen liegt darin, wie sie auf dem Datenträger verwaltet werden. Logische Partitionen werden nämlich nicht innerhalb des MBR verwaltet, sondern in Datenblöcken innerhalb der erweiterten Partition, wobei es pro logischer Partition einen Datenblock für die Verwaltung gibt. Davon abgesehen dienen sie aber ganz genauso der Unterteilung <text:soft-page-break/>des Datenträgers in Abschnitte, wie auch die primären Partitionen.<text:line-break/><text:line-break/>Unter Linux können auf am IDE-Anschluss angeschlossenen Datenträgern bis zu 60 logische Partitionen erstellt werden. Auf Datenträgern am SATA-Anschluss jedoch nur 12.<text:bookmark text:name="Linux-Partitions-Nummerierung"/><text:line-break/><text:line-break/><text:line-break/>Linux-Partitions-Nummerierung</text:p>
      <text:list xml:id="list1567343392" text:style-name="L1">
        <text:list-item>
          <text:p text:style-name="P5">Die vier Primär-Partitionen werden beginnend mit 1 nach der Reihenfolge in der MPT nummeriert.</text:p>
        </text:list-item>
        <text:list-item>
          <text:p text:style-name="P5">Die erweiterte Partition trägt demzufolge als spezielle Form der Primär-Partition die Nummer des Partitions-Eintrags in der MPT an dem sie erstellt wurde. D.h. sie kann theoretisch jede Nummer von 1-4 tragen.</text:p>
        </text:list-item>
        <text:list-item>
          <text:p text:style-name="P5">Die logischen Partitionen werden in der Reihenfolge ihrer Position in den erweiterten Partitionstabellen stets mit 5 beginnend nummeriert. D.h. auch wenn es auf dem betreffenden Datenträger nur zwei Primär-Partitionen gibt, wovon eine die erweiterte Partition bildet, trägt die erste logische Partition trotzdem die Nummer 5 und nicht etwa die 3.</text:p>
        </text:list-item>
      </text:list>
      <text:h text:style-name="Heading_20_2" text:outline-level="2"><text:bookmark text:name="Das-Einbinden-von-Partitionen-in-das-Betriebssystem"/><text:span text:style-name="T2">Das Einbinden von Partitionen in das Betriebssystem<text:line-break/><text:line-break/></text:span><text:span text:style-name="T4">in /</text:span><text:span text:style-name="T7">etc/</text:span><text:span text:style-name="T8">fstab</text:span><text:span text:style-name="T2"><text:line-break/><text:line-break/>Damit Partitionen oder genauer die auf ihnen befindlichen Dateisysteme vom Betriebssystem oder dem Anwender gelesen und beschrieben werden können, müssen sie zunächst in das Datei-Management eingebunden werden. Man spricht im Fachjargon vom </text:span><text:a xlink:type="simple" xlink:href="https://wiki.ubuntuusers.de/mount/" text:style-name="Internet_20_link" text:visited-style-name="Visited_20_Internet_20_Link"><text:span text:style-name="T2">Einhängen (engl. mount)</text:span></text:a><text:span text:style-name="T2"> eines Dateisystems. Damit dieses Einbinden für das Betriebssystem überhaupt möglich ist, muss es für das betreffende Dateisystem über einen passenden Dateisystem-Treiber verfügen.<text:line-break/><text:line-break/>Das Einhängen geschieht unter Linux, indem man die Partition über ihren </text:span><text:a xlink:type="simple" xlink:href="https://wiki.ubuntuusers.de/Datenträger/#Geraetename" text:style-name="Internet_20_link" text:visited-style-name="Visited_20_Internet_20_Link"><text:span text:style-name="T2">Gerätenamen</text:span></text:a><text:span text:style-name="T2"> oder der </text:span><text:a xlink:type="simple" xlink:href="https://wiki.ubuntuusers.de/UUID/" text:style-name="Internet_20_link" text:visited-style-name="Visited_20_Internet_20_Link"><text:span text:style-name="T2">UUID</text:span></text:a><text:span text:style-name="T2"> des auf ihr enthaltenen Dateisystems anspricht und in einem Ordner innerhalb der </text:span><text:a xlink:type="simple" xlink:href="https://wiki.ubuntuusers.de/Verzeichnisstruktur/" text:style-name="Internet_20_link" text:visited-style-name="Visited_20_Internet_20_Link"><text:span text:style-name="T2">Verzeichnisstruktur</text:span></text:a><text:span text:style-name="T2"> eingliedert.</text:span></text:h>
      <text:p text:style-name="Text_20_body"><text:span text:style-name="T2">Was sich technisch relativ kompliziert anhört ist in der Praxis in der Regel ein einfacher Klick auf einen Eintrag im Abschnitt </text:span><text:span text:style-name="Emphasis"><text:span text:style-name="T2">"Geräte"</text:span></text:span><text:span text:style-name="T2"> </text:span><text:soft-page-break/><text:span text:style-name="T2">(engl. devices) innerhalb der Seitenleiste des </text:span><text:a xlink:type="simple" xlink:href="https://wiki.ubuntuusers.de/Dateimanager/" text:style-name="Internet_20_link" text:visited-style-name="Visited_20_Internet_20_Link"><text:span text:style-name="T2">Dateimanagers</text:span></text:a><text:span text:style-name="T2"> </text:span><text:a xlink:type="simple" xlink:href="https://wiki.ubuntuusers.de/Nautilus/" text:style-name="Internet_20_link" text:visited-style-name="Visited_20_Internet_20_Link"><text:span text:style-name="T2">Nautilus</text:span></text:a><text:span text:style-name="T2">. Dabei gilt jedoch zu beachten, dass in Nautilus weder Geräte-Namen noch UUIDs in der Geräteliste auftauchen, sondern stattdessen </text:span><text:a xlink:type="simple" xlink:href="https://wiki.ubuntuusers.de/Partitionierung/Grundlagen/#Fuer-was-ist-die-Bezeichnung?" text:style-name="Internet_20_link" text:visited-style-name="Visited_20_Internet_20_Link"><text:span text:style-name="T2">Bezeichnungen</text:span></text:a><text:span text:style-name="T2"> - sofern vergeben - oder die Größe der Partitionen.</text:span></text:p>
      <text:p text:style-name="Text_20_body"><text:span text:style-name="T2">Wurde eine Partition durch Klick im Datei-Manager in das System eingebunden, so ist sie über einen Unterordner im Verzeichnis </text:span><text:span text:style-name="Strong_20_Emphasis"><text:span text:style-name="T1">/media</text:span></text:span><text:span text:style-name="T2"> erreichbar. Dieser Unterordner trägt als Namen die Bezeichnung der Partition oder, wenn eine solche nicht vorhanden ist, die UUID des Dateisystems.</text:span></text:p>
      <text:p text:style-name="P4"><text:span text:style-name="T2">Man kann aber die Dateisysteme der Partitionen auch dauerhaft einbinden, so dass sie bereits mit dem Start von Ubuntu für das Datei-Management bereitgestellt werden. Dabei kann das Dateisystem grundsätzlich an beliebiger Stelle innerhalb der Verzeichnisstruktur - also in einen beliebigen Ordner - eingehängt werden. Ein solch statischer Einhänge-Vorgang erfolgt über einen entsprechenden Eintrag in der Datei </text:span><text:a xlink:type="simple" xlink:href="https://wiki.ubuntuusers.de/fstab/" text:style-name="Internet_20_link" text:visited-style-name="Visited_20_Internet_20_Link"><text:span text:style-name="T2">/etc/fstab</text:span></text:a><text:span text:style-name="T2">.<text:line-break/><text:line-break/><text:line-break/>Praxistipps<text:line-break/><text:line-break/>/var <text:tab/><text:tab/>sollte auf eine eigene Partition denn es wächst durch <text:tab/><text:tab/><text:tab/>seine Protokollierungen gerne an</text:span></text:p>
      <text:p text:style-name="P6"><text:span text:style-name="T2"><text:line-break/>/home<text:tab/>sollte auf eine eigene Partition und wie /var oft gesichert <text:tab/><text:tab/>werden<text:line-break/><text:line-break/>/boot<text:tab/>sollte auf eine eigene Partition denn es enthält i.d.R. <text:tab/><text:tab/><text:tab/>(nur) Dateien des Kernels und des <text:tab/>Bootloaders<text:line-break/><text:line-break/>/proc, /dev und /tmp <text:s/>sollten auch auf je eine eigene Partition <text:line-break/><text:line-break/><text:line-break/>Tools<text:line-break/><text:line-break/>gdisk </text:span><text:a xlink:type="simple" xlink:href="https://wiki.ubuntuusers.de/gdisk/" text:style-name="Internet_20_link" text:visited-style-name="Visited_20_Internet_20_Link"><text:span text:style-name="T2">https://wiki.ubuntuusers.de/gdisk/</text:span></text:a><text:span text:style-name="T2"> bzw cgdisk, <text:line-break/>fdisk </text:span><text:a xlink:type="simple" xlink:href="https://wiki.ubuntuusers.de/fdisk/" text:style-name="Internet_20_link" text:visited-style-name="Visited_20_Internet_20_Link"><text:span text:style-name="T2">https://wiki.ubuntuusers.de/fdisk/</text:span></text:a><text:span text:style-name="T2"> <text:line-break/></text:span><text:span text:style-name="T4">fdisk – l zeigt die Partitionen auf dem System <text:line-break/></text:span><text:span text:style-name="T2">bzw. cfdisk <text:line-break/>(auch andere wie gparted </text:span><text:span text:style-name="T6">mit GUI</text:span><text:span text:style-name="T2">, </text:span><text:span text:style-name="Strong_20_Emphasis"><text:span text:style-name="T2">partitionmanager oder parted </text:span></text:span><text:span text:style-name="Strong_20_Emphasis"><text:span text:style-name="T6">ohne GUI</text:span></text:span><text:span text:style-name="Strong_20_Emphasis"><text:span text:style-name="T3"> </text:span></text:span><text:a xlink:type="simple" xlink:href="https://wiki.ubuntuusers.de/GNU_Parted/" text:style-name="Internet_20_link" text:visited-style-name="Visited_20_Internet_20_Link"><text:span text:style-name="Strong_20_Emphasis"><text:span text:style-name="T3">https://wiki.ubuntuusers.de/GNU_Parted/</text:span></text:span></text:a><text:span text:style-name="Strong_20_Emphasis"><text:span text:style-name="T3"> </text:span></text:span><text:span text:style-name="Strong_20_Emphasis"><text:span text:style-name="T2">)</text:span></text:span><text:span text:style-name="T2"> <text:line-break/></text:span><text:soft-page-break/><text:span text:style-name="T5">mkfs<text:tab/><text:tab/>Seite 173/174<text:line-break/>mke2fs<text:tab/>Seite 173<text:line-break/>tune2fs<text:tab/>Seite 183<text:line-break/></text:span><text:a xlink:type="simple" xlink:href="https://wiki.ubuntuusers.de/ext/" text:style-name="Internet_20_link" text:visited-style-name="Visited_20_Internet_20_Link"><text:span text:style-name="T5">https://wiki.ubuntuusers.de/ext/</text:span></text:a><text:span text:style-name="T5"> <text:line-break/></text:span><text:span text:style-name="T6">fsck<text:tab/><text:tab/>Seite 181<text:line-break/>e2fsck<text:tab/>Seite 181</text:span><text:span text:style-name="T5"><text:line-break/></text:span><text:span text:style-name="T2"><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3T10:37:54.37</meta:creation-date>
    <dc:date>2020-01-29T10:27:55.917000000</dc:date>
    <meta:editing-duration>PT6H27M44S</meta:editing-duration>
    <meta:editing-cycles>9</meta:editing-cycles>
    <meta:generator>LibreOffice/6.3.4.2$Windows_X86_64 LibreOffice_project/60da17e045e08f1793c57c00ba83cdfce946d0aa</meta:generator>
    <meta:document-statistic meta:table-count="0" meta:image-count="0" meta:object-count="0" meta:page-count="4" meta:paragraph-count="11" meta:word-count="676" meta:character-count="5231" meta:non-whitespace-character-count="4517"/>
  </office:meta>
</office:document-meta>
</file>